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-16338" calcext:value-type="float">
            <text:p>-16338</text:p>
          </table:table-cell>
          <table:table-cell/>
          <table:table-cell table:formula="of:=[.E34]-[.E33]" office:value-type="float" office:value="-2180" calcext:value-type="float">
            <text:p>-2180</text:p>
          </table:table-cell>
          <table:table-cell/>
          <table:table-cell table:formula="of:=[.H33]+[.G34]" office:value-type="float" office:value="8403" calcext:value-type="float">
            <text:p>8403</text:p>
          </table:table-cell>
          <table:table-cell/>
          <table:table-cell table:formula="of:=[.I34]-[.I33]"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8403" calcext:value-type="float">
            <text:p>8403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8403" calcext:value-type="float">
            <text:p>8403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8403" calcext:value-type="float">
            <text:p>8403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8403" calcext:value-type="float">
            <text:p>8403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8403" calcext:value-type="float">
            <text:p>8403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8403" calcext:value-type="float">
            <text:p>8403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8403" calcext:value-type="float">
            <text:p>8403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8403" calcext:value-type="float">
            <text:p>8403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8403" calcext:value-type="float">
            <text:p>8403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8403" calcext:value-type="float">
            <text:p>8403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8403" calcext:value-type="float">
            <text:p>8403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8403" calcext:value-type="float">
            <text:p>8403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8403" calcext:value-type="float">
            <text:p>8403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8403" calcext:value-type="float">
            <text:p>8403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8403" calcext:value-type="float">
            <text:p>8403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8403" calcext:value-type="float">
            <text:p>8403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8403" calcext:value-type="float">
            <text:p>8403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8403" calcext:value-type="float">
            <text:p>8403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8403" calcext:value-type="float">
            <text:p>8403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8403" calcext:value-type="float">
            <text:p>8403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8403" calcext:value-type="float">
            <text:p>8403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8403" calcext:value-type="float">
            <text:p>8403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8403" calcext:value-type="float">
            <text:p>8403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8403" calcext:value-type="float">
            <text:p>8403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8403" calcext:value-type="float">
            <text:p>8403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8403" calcext:value-type="float">
            <text:p>8403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8403" calcext:value-type="float">
            <text:p>8403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8403" calcext:value-type="float">
            <text:p>8403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8403" calcext:value-type="float">
            <text:p>8403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8403" calcext:value-type="float">
            <text:p>8403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8403" calcext:value-type="float">
            <text:p>8403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8403" calcext:value-type="float">
            <text:p>8403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8403" calcext:value-type="float">
            <text:p>8403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8403" calcext:value-type="float">
            <text:p>8403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8403" calcext:value-type="float">
            <text:p>8403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8403" calcext:value-type="float">
            <text:p>8403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8403" calcext:value-type="float">
            <text:p>8403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8403" calcext:value-type="float">
            <text:p>8403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8403" calcext:value-type="float">
            <text:p>8403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8403" calcext:value-type="float">
            <text:p>8403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8403" calcext:value-type="float">
            <text:p>8403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8403" calcext:value-type="float">
            <text:p>8403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8403" calcext:value-type="float">
            <text:p>8403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8403" calcext:value-type="float">
            <text:p>8403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8403" calcext:value-type="float">
            <text:p>8403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8403" calcext:value-type="float">
            <text:p>8403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8403" calcext:value-type="float">
            <text:p>8403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8403" calcext:value-type="float">
            <text:p>8403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8403" calcext:value-type="float">
            <text:p>8403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8403" calcext:value-type="float">
            <text:p>8403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8403" calcext:value-type="float">
            <text:p>8403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8403" calcext:value-type="float">
            <text:p>8403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8403" calcext:value-type="float">
            <text:p>8403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8403" calcext:value-type="float">
            <text:p>8403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8403" calcext:value-type="float">
            <text:p>8403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8403" calcext:value-type="float">
            <text:p>8403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8403" calcext:value-type="float">
            <text:p>8403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8403" calcext:value-type="float">
            <text:p>8403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8403" calcext:value-type="float">
            <text:p>8403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8403" calcext:value-type="float">
            <text:p>8403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8403" calcext:value-type="float">
            <text:p>8403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8403" calcext:value-type="float">
            <text:p>8403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8403" calcext:value-type="float">
            <text:p>8403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8403" calcext:value-type="float">
            <text:p>8403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8403" calcext:value-type="float">
            <text:p>8403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8403" calcext:value-type="float">
            <text:p>8403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8403" calcext:value-type="float">
            <text:p>8403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8403" calcext:value-type="float">
            <text:p>8403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8403" calcext:value-type="float">
            <text:p>8403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8403" calcext:value-type="float">
            <text:p>8403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8403" calcext:value-type="float">
            <text:p>8403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8403" calcext:value-type="float">
            <text:p>8403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8403" calcext:value-type="float">
            <text:p>8403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8403" calcext:value-type="float">
            <text:p>8403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8403" calcext:value-type="float">
            <text:p>8403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8403" calcext:value-type="float">
            <text:p>8403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8403" calcext:value-type="float">
            <text:p>8403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8403" calcext:value-type="float">
            <text:p>8403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8403" calcext:value-type="float">
            <text:p>8403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8403" calcext:value-type="float">
            <text:p>8403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8403" calcext:value-type="float">
            <text:p>8403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8403" calcext:value-type="float">
            <text:p>8403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8403" calcext:value-type="float">
            <text:p>8403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19:17:28.849684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30T02:17:08.219191218</dc:date>
    <meta:editing-cycles>47</meta:editing-cycles>
    <meta:editing-duration>P2DT22H55M10S</meta:editing-duration>
    <meta:generator>LibreOffice/6.0.3.2$Linux_X86_64 LibreOffice_project/00m0$Build-2</meta:generator>
    <meta:document-statistic meta:table-count="1" meta:cell-count="7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